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it" fo:country="IT" officeooo:rsid="002148cd" officeooo:paragraph-rsid="002148cd"/>
    </style:style>
    <style:style style:name="P2" style:family="paragraph" style:parent-style-name="Standard">
      <style:text-properties fo:language="it" fo:country="IT" officeooo:rsid="002b7e7c" officeooo:paragraph-rsid="002b7e7c"/>
    </style:style>
    <style:style style:name="P3" style:family="paragraph" style:parent-style-name="Standard">
      <style:text-properties fo:language="it" fo:country="IT" officeooo:paragraph-rsid="001a8f52"/>
    </style:style>
    <style:style style:name="P4" style:family="paragraph" style:parent-style-name="Standard">
      <style:text-properties fo:language="it" fo:country="IT" officeooo:rsid="001c874d" officeooo:paragraph-rsid="001c874d"/>
    </style:style>
    <style:style style:name="P5" style:family="paragraph" style:parent-style-name="Standard">
      <style:text-properties fo:language="it" fo:country="IT" officeooo:rsid="001e0124" officeooo:paragraph-rsid="001e0124"/>
    </style:style>
    <style:style style:name="P6" style:family="paragraph" style:parent-style-name="Standard">
      <style:text-properties fo:language="it" fo:country="IT" officeooo:rsid="002148cd" officeooo:paragraph-rsid="002148cd"/>
    </style:style>
    <style:style style:name="P7" style:family="paragraph" style:parent-style-name="Standard">
      <style:text-properties fo:language="it" fo:country="IT" officeooo:paragraph-rsid="002148cd"/>
    </style:style>
    <style:style style:name="P8" style:family="paragraph" style:parent-style-name="Standard">
      <style:text-properties fo:language="it" fo:country="IT" officeooo:rsid="002631a5" officeooo:paragraph-rsid="002631a5"/>
    </style:style>
    <style:style style:name="P9" style:family="paragraph" style:parent-style-name="Standard">
      <style:text-properties fo:language="it" fo:country="IT" officeooo:rsid="0027d1e9" officeooo:paragraph-rsid="0027d1e9"/>
    </style:style>
    <style:style style:name="P10" style:family="paragraph" style:parent-style-name="Standard">
      <style:text-properties fo:language="it" fo:country="IT" officeooo:rsid="002986ed" officeooo:paragraph-rsid="002986ed"/>
    </style:style>
    <style:style style:name="P11" style:family="paragraph" style:parent-style-name="Standard">
      <style:text-properties fo:font-variant="normal" fo:text-transform="none" fo:color="#222222" style:font-name="Arial" fo:font-size="12pt" fo:letter-spacing="normal" fo:language="it" fo:country="IT" fo:font-style="normal" fo:font-weight="normal" officeooo:rsid="002b7e7c" officeooo:paragraph-rsid="002b7e7c"/>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language="it" fo:country="IT" fo:font-style="normal" fo:font-weight="normal"/>
    </style:style>
    <style:style style:name="P13" style:family="paragraph" style:parent-style-name="Standard">
      <style:paragraph-properties fo:margin-left="0cm" fo:margin-right="0cm" fo:orphans="2" fo:widows="2" fo:text-indent="0cm" style:auto-text-indent="false"/>
      <style:text-properties fo:font-variant="normal" fo:text-transform="none" fo:color="#222222" fo:letter-spacing="normal" fo:language="it" fo:country="IT"/>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style:font-name="Arial" fo:font-size="12pt" fo:letter-spacing="normal" fo:language="it" fo:country="IT" fo:font-style="normal" fo:font-weight="normal"/>
    </style:style>
    <style:style style:name="P15" style:family="paragraph" style:parent-style-name="Standard">
      <style:paragraph-properties fo:margin-left="0cm" fo:margin-right="0cm" fo:margin-top="0cm" fo:margin-bottom="0.499cm" loext:contextual-spacing="false" fo:orphans="2" fo:widows="2" fo:text-indent="0cm" style:auto-text-indent="false"/>
      <style:text-properties fo:font-variant="normal" fo:text-transform="none" fo:color="#000000" style:font-name="Arial" fo:font-size="12pt" fo:letter-spacing="normal" fo:language="it" fo:country="IT" fo:font-style="normal" fo:font-weight="normal"/>
    </style:style>
    <style:style style:name="P16" style:family="paragraph" style:parent-style-name="Text_20_body" style:list-style-name="L1">
      <style:paragraph-properties fo:orphans="2" fo:widows="2"/>
      <style:text-properties fo:language="it" fo:country="IT"/>
    </style:style>
    <style:style style:name="P17" style:family="paragraph" style:parent-style-name="Text_20_body" style:list-style-name="L1">
      <style:paragraph-properties fo:margin-top="0cm" fo:margin-bottom="0cm" loext:contextual-spacing="false" fo:orphans="2" fo:widows="2"/>
      <style:text-properties fo:font-variant="normal" fo:text-transform="none" fo:color="#000000" style:font-name="Arial" fo:font-size="12pt" fo:letter-spacing="normal" fo:language="it" fo:country="IT" fo:font-style="normal" fo:font-weight="normal"/>
    </style:style>
    <style:style style:name="P18"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2pt" fo:letter-spacing="normal" fo:language="it" fo:country="IT" fo:font-style="normal" fo:font-weight="normal"/>
    </style:style>
    <style:style style:name="T1" style:family="text">
      <style:text-properties officeooo:rsid="0018c1e0"/>
    </style:style>
    <style:style style:name="T2" style:family="text">
      <style:text-properties officeooo:rsid="001a8f52"/>
    </style:style>
    <style:style style:name="T3" style:family="text">
      <style:text-properties officeooo:rsid="001b2536"/>
    </style:style>
    <style:style style:name="T4" style:family="text">
      <style:text-properties officeooo:rsid="001e0124"/>
    </style:style>
    <style:style style:name="T5" style:family="text">
      <style:text-properties officeooo:rsid="001fdd42"/>
    </style:style>
    <style:style style:name="T6" style:family="text">
      <style:text-properties officeooo:rsid="0021d6e3"/>
    </style:style>
    <style:style style:name="T7" style:family="text">
      <style:text-properties fo:language="it" fo:country="IT"/>
    </style:style>
    <style:style style:name="T8" style:family="text">
      <style:text-properties fo:language="it" fo:country="IT" officeooo:rsid="0023a5f2"/>
    </style:style>
    <style:style style:name="T9" style:family="text">
      <style:text-properties fo:language="it" fo:country="IT" officeooo:rsid="0018c1e0"/>
    </style:style>
    <style:style style:name="T10" style:family="text">
      <style:text-properties fo:language="it" fo:country="IT" officeooo:rsid="002148cd"/>
    </style:style>
    <style:style style:name="T11" style:family="text">
      <style:text-properties fo:language="it" fo:country="IT" officeooo:rsid="002487aa"/>
    </style:style>
    <style:style style:name="T12" style:family="text">
      <style:text-properties fo:language="it" fo:country="IT" officeooo:rsid="0024e09d"/>
    </style:style>
    <style:style style:name="T13" style:family="text">
      <style:text-properties fo:language="it" fo:country="IT" officeooo:rsid="00260c5f"/>
    </style:style>
    <style:style style:name="T14" style:family="text">
      <style:text-properties fo:language="it" fo:country="IT" officeooo:rsid="0027d1e9"/>
    </style:style>
    <style:style style:name="T15" style:family="text">
      <style:text-properties fo:language="it" fo:country="IT" officeooo:rsid="002959ab"/>
    </style:style>
    <style:style style:name="T16" style:family="text">
      <style:text-properties fo:language="it" fo:country="IT" officeooo:rsid="002a6c4c"/>
    </style:style>
    <style:style style:name="T17" style:family="text">
      <style:text-properties fo:language="it" fo:country="IT" officeooo:rsid="002bf4a5"/>
    </style:style>
    <style:style style:name="T18" style:family="text">
      <style:text-properties officeooo:rsid="0023a5f2"/>
    </style:style>
    <style:style style:name="T19" style:family="text">
      <style:text-properties fo:color="#ff0000"/>
    </style:style>
    <style:style style:name="T20" style:family="text">
      <style:text-properties style:font-name="Arial" fo:font-size="12pt" fo:font-style="normal" fo:font-weight="normal"/>
    </style:style>
    <style:style style:name="T21" style:family="text">
      <style:text-properties fo:color="#000000"/>
    </style:style>
    <style:style style:name="T22" style:family="text">
      <style:text-properties officeooo:rsid="002bf4a5"/>
    </style:style>
    <style:style style:name="T23" style:family="text">
      <style:text-properties officeooo:rsid="002148cd"/>
    </style:style>
    <style:style style:name="T24" style:family="text">
      <style:text-properties officeooo:rsid="002487aa"/>
    </style:style>
    <style:style style:name="T25" style:family="text">
      <style:text-properties officeooo:rsid="0024e09d"/>
    </style:style>
    <style:style style:name="T26" style:family="text">
      <style:text-properties officeooo:rsid="00260c5f"/>
    </style:style>
    <style:style style:name="T27" style:family="text">
      <style:text-properties officeooo:rsid="0027d1e9"/>
    </style:style>
    <style:style style:name="T28" style:family="text">
      <style:text-properties officeooo:rsid="002959ab"/>
    </style:style>
    <style:style style:name="T29" style:family="text">
      <style:text-properties officeooo:rsid="002a6c4c"/>
    </style:style>
    <style:style style:name="T30" style:family="text">
      <style:text-properties fo:font-variant="normal" fo:text-transform="none" fo:color="#000000" style:font-name="Arial" fo:font-size="12pt" fo:letter-spacing="normal" fo:font-style="normal" fo:font-weight="normal"/>
    </style:style>
    <style:style style:name="T31" style:family="text">
      <style:text-properties fo:font-variant="normal" fo:text-transform="none" fo:color="#222222" style:font-name="Arial" fo:font-size="12pt" fo:letter-spacing="normal" fo:font-style="normal" fo:font-weight="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Java è </text:span><text:span text:style-name="T18">un</text:span><text:span text:style-name="T1"> linguaggio di programmazione </text:span>procedurale <text:span text:style-name="T2">e </text:span><text:span text:style-name="T1">orientato agli oggetti. </text:span>Java è progettato per essere semplice, robusto, sicuro e portabile.viene compilato in bytecode.</text:p>
      <text:p text:style-name="P3">gestione della memoria automatizzato tramite il garbage collector, che gestisce la memoria dinamica e riduce il rischio di perdite di memoria </text:p>
      <text:p text:style-name="P3"/>
      <text:p text:style-name="P3">offre un'ampia gamma di funzionalità predefinite, come la gestione dei file, il networking, la gestione delle interfacce grafiche utente (GUI), il supporto per database <text:span text:style-name="T3">co</text:span><text:span text:style-name="T5">n</text:span><text:span text:style-name="T3"> il</text:span> framework e strumenti, come Spring, Hibernate, e Maven, facilita<text:span text:style-name="T5">no</text:span> lo sviluppo di applicazioni complesse.</text:p>
      <text:p text:style-name="P3"/>
      <text:p text:style-name="P4">Un machina virtuale e un ambiento software che simula completamento il comportamento di un computer fisico, detta un altra parole , e un computer all’interno di altro computer. Un vm ha la sua momeria, un os, la sua rete. <text:span text:style-name="T4">Quindi questo significa che puo andare all’esecure un qualsiasi programma che puo eseguire un computer.</text:span></text:p>
      <text:p text:style-name="P5">Funzioana grazie hypervisor. <text:s/>È un software molto potete in grado di gestire diversi mv. Si occupa di distribuire hardware al diverse vm. Si puo esguire diversi os su mv. Il vm puo essere duplicati sui diversi software, se un mv è danegiato basta eleminarlo senza compromettere il software generale</text:p>
      <text:p text:style-name="P5"/>
      <text:p text:style-name="P5"/>
      <text:p text:style-name="P5"/>
      <text:p text:style-name="P1">DATA ENG<text:span text:style-name="T6">INEERING</text:span></text:p>
      <text:p text:style-name="P1"/>
      <text:p text:style-name="P7"><text:span text:style-name="T23">BID DATA: </text:span><text:span text:style-name="T18">Il process</text:span><text:span text:style-name="T24">o di raccogliere grandi quantità di dati e complessi. I dati sono talmente larga e complessi che gli strumenti tradizionale () non possono servire per manipolare. </text:span><text:span text:style-name="T25">Innovazione delle strumenti informatici talle che il huge computer, gli smatphone con tutte le applicazione che contiene tutti di dati (video, film,music, file, social media…). Es: ad ogni <text:s text:c="2"/>secondi più di 1</text:span><text:span text:style-name="T26">00k t</text:span><text:span text:style-name="T25">weet sono </text:span><text:span text:style-name="T26">generati</text:span><text:span text:style-name="T25">. </text:span><text:span text:style-name="T26">Gli altri social media generano in piu. In termine di data 1 TB di data sono creati.</text:span></text:p>
      <text:p text:style-name="P8"><text:span text:style-name="T26">P</text:span>er capire questi dati utilizziamo analisi dei dati. Vantaggi: ridurre il costo, <text:span text:style-name="T27">Migliore e buona decisione ,ammiraglio il servizio, crescere il business. La </text:span>raccomanda<text:span text:style-name="T22">zione</text:span> <text:span text:style-name="T22">dei</text:span> prodotti che sono simili <text:s/>a prodotto che ha messo il piacere, comprato <text:span text:style-name="T22">oppure </text:span>messo in carrello. Anche segnalando se un amico in cui siete sulla stessa piattaforma a fatto un azione simile a te.</text:p>
      <text:p text:style-name="P9">Esempio : in Stati uniti<text:span text:style-name="T28">(ne</text:span><text:span text:style-name="T22">w </text:span><text:span text:style-name="T28">jesey )</text:span> una azienda <text:span text:style-name="T28">walmart </text:span>a fatto una analisi di dati delle persone vivono dentro le città che subiscono l’ouragan. Si sono reso conto che l’approccio del fenomeno naturale le persone acquistano <text:span text:style-name="T28">torcia a durata lungo e tante fragole(non si sa il perche). Quindi l’approccio del ouragan l’azienda a riempito il magazzino con queste due prodotte e si sono fatto un sacco di soldi.</text:span></text:p>
      <text:p text:style-name="P10"><text:span text:style-name="T28">I</text:span>BM offre una suite di strumenti per analizzare i big data: Consente di gestire il dati in piccola zona, <text:span text:style-name="T29">quindi una grande zona geografica </text:span><text:span text:style-name="T22">è</text:span><text:span text:style-name="T29"> divisa in milione di piccoli zone. La suite IBM</text:span> caricare il dati in storage Data warehousing poi importare i dati in user data securer e pulire il dati con data mining e poi può performare e analizzare i dati.</text:p>
      <text:p text:style-name="P2"/>
      <text:p text:style-name="P11">il problema con BIG DATA è il limite che i dati crescono velocemente, impossibile di storage il grandi quantità di dati.poi il processing dei dati : la velocità della lettura è più piccola della velocità che i dati vengono salvati quindi la difficoltà da  un master a leggere.difficoltà con dati  semi-strutturato e non strutturato</text:p>
      <text:p text:style-name="P12">Per risolvere questo problema nasce HADOOP </text:p>
      <text:p text:style-name="P12">hadoop : framework (funzioni e tool<text:span text:style-name="T22">s </text:span>già “pronti all’uso” ovvero un sistema che consente di estendere le funzionalità del linguaggio di programmazione su cui è basato, fornendo allo sviluppatore una struttura coerente ed efficace al fine di effettuare azioni e comandi in modo semplice e veloce.) che permette storare e di processare quindi elaborare larga insiemi di dati in maniera parallelo. Il hadoop è costituito da HDFS consente di scaricare <text:soft-page-break/>qualsiasi tipo di dati nel cluster  e MapReduce per elaborare in parallelo i  dati immagazzinati in HDFS.</text:p>
      <text:p text:style-name="P12">HDFS(Hadoop Distributed File System) crea un livello di astrazione sulla risorsa da cui possiamo vedere l'intero hdfs come una singola unità.</text:p>
      <text:p text:style-name="P12">HDFS ha due componenti : NameNodo (nodo Master ) è il nodo principale, contiene metadata e DataNodo in cui i dati sono stoccati che possono comunicare  tra di loro via hardware  in ambiente distribuirto.</text:p>
      <text:p text:style-name="P12">Storing DATA(Solution)</text:p>
      <text:p text:style-name="P12">Pb1: <text:span text:style-name="T19">memorizzare enormi set di dati in crescita esponenziale</text:span>.</text:p>
      <text:p text:style-name="P12">sol :metodo di archiviazione di hadoop, è un sistema di file distribuito,dividere i dati in input dentro pecoli file e lo caricare sul cluster. scalabile.</text:p>
      <text:p text:style-name="P12">Pb2 <text:span text:style-name="T19">Dati non strutturato.</text:span></text:p>
      <text:p text:style-name="P13">  <text:span text:style-name="T20">Archiviazione di  tutti i tipi di dati, segue la logica di WORM(write once read many),non viene eseguito alcuno schema di convalida durante lo scarico dei dati.</text:span></text:p>
      <text:p text:style-name="P12">Pb3 <text:span text:style-name="T19">Velocità di elaborazione dei dati</text:span></text:p>
      <text:p text:style-name="P14">con MapReduce fornisce un processo parallelo  dei dati presente in HDFS e consente elaborazione dei dati localmente( ogni nodo lavora sulla parte dei dati al cui lui è archiviato)</text:p>
      <text:p text:style-name="P15">Il lavoro di un data engineer: </text:p>
      <text:list xml:id="list2066209308" text:style-name="L1">
        <text:list-item>
          <text:p text:style-name="P18">Progettare,sviluppare,</text:p>
        </text:list-item>
        <text:list-item>
          <text:p text:style-name="P17">Costruire sistemi con grandi scalabilità e che supporta  la tolleranza ai guasti</text:p>
        </text:list-item>
        <text:list-item>
          <text:p text:style-name="P17">Gestire il processo completo  di ETL (estrazione, trasformazione e i caricamento dei dati  )</text:p>
        </text:list-item>
        <text:list-item>
          <text:p text:style-name="P16"><text:span text:style-name="T30">G</text:span><text:span text:style-name="T31">arantire che l'architettura sia pianificata in modo tale da soddisfare tutti i requisiti aziendali</text:span><text:line-break/></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7T14:55:52.222500534</meta:creation-date>
    <meta:editing-duration>PT1H15M</meta:editing-duration>
    <meta:editing-cycles>7</meta:editing-cycles>
    <meta:generator>LibreOffice/6.4.7.2$Linux_X86_64 LibreOffice_project/40$Build-2</meta:generator>
    <dc:date>2024-10-03T07:46:47.437226139</dc:date>
    <meta:document-statistic meta:table-count="0" meta:image-count="0" meta:object-count="0" meta:page-count="2" meta:paragraph-count="27" meta:word-count="817" meta:character-count="5108" meta:non-whitespace-character-count="4301"/>
  </office:meta>
</office:document-meta>
</file>